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AVersionManager.getNodeReferences( NodeReferencesId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AVersionManager.getVirtualItemState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AVersionManager.isVirtualRoot( Item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AVersionManager.checkin( InternalVersionHistoryImpl history , NodeImpl 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AVersionManager.createVersionHistory( Session session , NodeStat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AVersionManager.hasNodeReferences( NodeReferencesId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AVersionManager.removeVersion( InternalVersionHistoryImpl history , Name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AVersionManager.createNodeState( VirtualNodeState parent , Name name , NodeId id , Name nodeTyp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AVersionManager.checkin( NodeImpl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AVersionManager.setVersionLabel( InternalVersionHistoryImpl history , Name version , Name label , boolean mov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AVersionManager.removeVersion( VersionHistory history , Name versio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AVersionManager.getXAResourceE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XAVersionManag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AVersionManager.getXAResourceBegi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XAVersionManager.afterOperation( TransactionContext 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AVersionManager.commit( TransactionContext t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AVersionManager.hasItem( NodeId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AVersionManager.prepare( TransactionContext t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AVersionManager.rollback( TransactionContext t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AVersionManager.internalReleaseWriteLo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AVersionManager.associate( TransactionContext t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AVersionManager.createEventState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AVersionManager.isInX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AVersionManager.addListener( ItemStat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AVersionManager.setVersionLabel( VersionHistory history , Name version , Name label , boolean mov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AVersionManager.removeListener( ItemStat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AVersionManager.beforeOperation( TransactionContext 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AVersionManager.hasItemState( ItemId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AVersionManager.XAVersionManager( VersionManagerImpl vMgr , NodeTypeRegistry ntReg , SessionImpl session , ItemStateCacheFactory cache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AVersionManager.differentXAEnv( InternalVersionItemImpl ite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AVersionManager.setNodeReferences( ChangeLog referenc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AVersionManager.makeLocalCopy( InternalVersionHistoryImpl his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AVersionManager.versionCreated( InternalVersion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AVersionManager.versionDestroyed( InternalVersion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AVersionManager.getItemState( ItemId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AVersionManager.hasItemReferences( InternalVersionItem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AVersionManager.getVirtualRoo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AVersionManager.getItem( NodeId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AVersionManager.createPropertyState( VirtualNodeState parent , Name name , int type , boolean multiValu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